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temps consacré au proj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Florent</text:p>
          </table:table-cell>
          <table:table-cell table:style-name="Default" office:value-type="string">
            <text:p>durée</text:p>
          </table:table-cell>
          <table:table-cell office:value-type="string">
            <text:p>thème/activité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date" office:date-value="2013-01-22">
            <text:p>22/01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recherche de contenu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description générale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string">
            <text:p>x</text:p>
          </table:table-cell>
          <table:table-cell office:value-type="time" office:time-value="PT02H45M00S">
            <text:p>02:45</text:p>
          </table:table-cell>
          <table:table-cell office:value-type="string">
            <text:p>définition des fonctionnalités, structure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écoupage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string">
            <text:p>x</text:p>
          </table:table-cell>
          <table:table-cell office:value-type="time" office:time-value="PT00H20M00S">
            <text:p>00:20</text:p>
          </table:table-cell>
          <table:table-cell office:value-type="string">
            <text:p>dispositif de coordination : configuration de la structure du dépôt svn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iscussion de points du cahier des charges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prototype du forum et de la messageri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découpage du sit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1H20M00S">
            <text:p>01:2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réunion : validation du proto, répartition des tâches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MCD messagerie et forum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test svn/eclipse, liens des ressources, …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/>
          <table:table-cell office:value-type="time" office:time-value="PT03H00M00S">
            <text:p>03:00</text:p>
          </table:table-cell>
          <table:table-cell office:value-type="string">
            <text:p>ajout des liens, …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refonte mcd forum et messagerie + création des tables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essai de transaction mysql : échec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4H00M00S">
            <text:p>04:00</text:p>
          </table:table-cell>
          <table:table-cell office:value-type="string">
            <text:p>script de création d'une discussion et de listage des discussions (prototypes)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1H00M00S">
            <text:p>01:00</text:p>
          </table:table-cell>
          <table:table-cell office:value-type="string">
            <text:p>essai de récupération XML par ajax : peu probant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réunion : mcd profils, tâches, 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1H30M00S">
            <text:p>01:30</text:p>
          </table:table-cell>
          <table:table-cell office:value-type="string">
            <text:p>nième restauration du svn (recréation du dossier éclipse, restauration des fichiers non déposés et effacés) + lien vers le site web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1H30M00S">
            <text:p>01:30</text:p>
          </table:table-cell>
          <table:table-cell office:value-type="string">
            <text:p>automatisation transfert FTP, correction récupération discussion par ajax (~ok)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4:.C25])" office:value-type="time" office:time-value="PT36H45M00S">
            <text:p>12:45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13/02/2013</text:date>, <text:time>00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5T09:21:59</meta:creation-date>
    <dc:date>2013-02-13T00:06:41</dc:date>
    <meta:editing-duration>PT04H12M33S</meta:editing-duration>
    <meta:editing-cycles>11</meta:editing-cycles>
    <meta:generator>OpenOffice.org/3.2$Linux OpenOffice.org_project/320m12$Build-9483</meta:generator>
    <dc:creator>florent </dc:creator>
    <meta:document-statistic meta:table-count="3" meta:cell-count="82" meta:object-count="0"/>
  </office:meta>
</office:document-meta>
</file>